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oncept</text:p>
      <text:p text:style-name="P1">Check List</text:p>
      <text:p text:style-name="P1">CSC 5</text:p>
      <text:p text:style-name="Standard"/>
      <text:p text:style-name="Standard"/>
      <text:p text:style-name="Standard">Prior to Midterm</text:p>
      <text:p text:style-name="Standard"/>
      <text:p text:style-name="Standard">Program Composition</text:p>
      <text:p text:style-name="Standard"><text:tab/>Location of Comments, Libraries, and Execution</text:p>
      <text:p text:style-name="Standard"><text:tab/>Input → Process → Output</text:p>
      <text:p text:style-name="Standard"><text:tab/>The Programming Process</text:p>
      <text:p text:style-name="Standard"><text:tab/>Procedural vs. Object Oriented</text:p>
      <text:p text:style-name="Standard"/>
      <text:p text:style-name="Standard">Basic Programs</text:p>
      <text:p text:style-name="Standard"><text:tab/>I/O Library</text:p>
      <text:p text:style-name="Standard"><text:tab/>cout, cin</text:p>
      <text:p text:style-name="Standard"><text:tab/>Variables type and Range (Local vs. Global) (Scope)</text:p>
      <text:p text:style-name="Standard"><text:tab/><text:tab/>(signed vs. unsigned)</text:p>
      <text:p text:style-name="Standard"><text:tab/><text:tab/>bool, char, short, int, long</text:p>
      <text:p text:style-name="Standard"><text:tab/><text:tab/>float, double</text:p>
      <text:p text:style-name="Standard"><text:tab/><text:tab/>string</text:p>
      <text:p text:style-name="Standard"><text:tab/>Literals</text:p>
      <text:p text:style-name="Standard"><text:tab/><text:tab/>Integer, Floats, Scientific Notation</text:p>
      <text:p text:style-name="Standard"><text:tab/><text:tab/>Binary, Octal, Decimal, Hex</text:p>
      <text:p text:style-name="Standard"><text:tab/>Comments</text:p>
      <text:p text:style-name="Standard"><text:tab/>Scope</text:p>
      <text:p text:style-name="Standard"><text:tab/>Arithmetic Operators Precedence</text:p>
      <text:p text:style-name="Standard"><text:tab/>Style</text:p>
      <text:p text:style-name="Standard"/>
      <text:p text:style-name="Standard">Expressions, Libraries, and Formatting</text:p>
      <text:p text:style-name="Standard"><text:tab/>Mathematical, Statements</text:p>
      <text:p text:style-name="Standard"><text:tab/>Type Conversions</text:p>
      <text:p text:style-name="Standard"><text:tab/><text:tab/>Explicit vs. Implicit</text:p>
      <text:p text:style-name="Standard"><text:tab/><text:tab/>Casting</text:p>
      <text:p text:style-name="Standard"><text:tab/>Constants</text:p>
      <text:p text:style-name="Standard"><text:tab/><text:tab/>Local vs. Global</text:p>
      <text:p text:style-name="Standard"><text:tab/>Formatting</text:p>
      <text:p text:style-name="Standard"><text:tab/><text:tab/>Input vs. Output</text:p>
      <text:p text:style-name="Standard"><text:tab/>Math Library</text:p>
      <text:p text:style-name="Standard"><text:tab/>Hand Tracing</text:p>
      <text:p text:style-name="Standard"><text:tab/>File Input/Output</text:p>
      <text:p text:style-name="Standard"/>
      <text:p text:style-name="Standard">Decisions</text:p>
      <text:p text:style-name="Standard"><text:tab/>Relational Operators</text:p>
      <text:p text:style-name="Standard"><text:tab/>Logical Operators</text:p>
      <text:p text:style-name="Standard"><text:tab/>Constructs</text:p>
      <text:p text:style-name="Standard"><text:tab/><text:tab/>If, If-else if-else, Switch</text:p>
      <text:p text:style-name="Standard"><text:soft-page-break/><text:tab/>Conditional Operator</text:p>
      <text:p text:style-name="Standard"><text:tab/>Flowcharting</text:p>
      <text:p text:style-name="Standard"><text:tab/>Pseudo-Code</text:p>
      <text:p text:style-name="Standard"><text:tab/>Validating User Input</text:p>
      <text:p text:style-name="Standard"><text:tab/><text:tab/>Keyboard, File</text:p>
      <text:p text:style-name="Standard"/>
      <text:p text:style-name="Standard">Loops</text:p>
      <text:p text:style-name="Standard"><text:tab/>Operator Shortcuts</text:p>
      <text:p text:style-name="Standard"><text:tab/><text:tab/>increment, decrement</text:p>
      <text:p text:style-name="Standard"><text:tab/><text:tab/>post vs. pre </text:p>
      <text:p text:style-name="Standard"><text:tab/>Looping Constructs</text:p>
      <text:p text:style-name="Standard"><text:tab/><text:tab/>while, do-while, for </text:p>
      <text:p text:style-name="Standard"><text:tab/>Counter</text:p>
      <text:p text:style-name="Standard"><text:tab/>Sentinel</text:p>
      <text:p text:style-name="Standard"><text:tab/>Nesting</text:p>
      <text:p text:style-name="Standard"/>
      <text:p text:style-name="Standard">Functions</text:p>
      <text:p text:style-name="Standard"><text:tab/>Prototyping</text:p>
      <text:p text:style-name="Standard"><text:tab/>None to multiple parameters</text:p>
      <text:p text:style-name="Standard"><text:tab/>Pass by value vs. pass by reference</text:p>
      <text:p text:style-name="Standard"><text:tab/>Void vs. return</text:p>
      <text:p text:style-name="Standard"><text:tab/>Boolean returns</text:p>
      <text:p text:style-name="Standard"><text:tab/>Local vs. Global</text:p>
      <text:p text:style-name="Standard"><text:tab/>Static Variables</text:p>
      <text:p text:style-name="Standard"><text:tab/>Defaulted Arguments</text:p>
      <text:p text:style-name="Standard"><text:tab/>Overloading</text:p>
      <text:p text:style-name="Standard"><text:tab/>Stubs and Driv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CC RCCD</meta:initial-creator>
    <meta:creation-date>2015-07-08T09:33:26.26</meta:creation-date>
    <dc:date>2015-07-08T10:23:31.62</dc:date>
    <dc:creator>RCC RCCD</dc:creator>
    <meta:editing-duration>PT50M6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2" meta:paragraph-count="66" meta:word-count="158" meta:character-count="1191"/>
  </office:meta>
</office:document-meta>
</file>